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2000000E27E27A699.png" manifest:media-type="image/png"/>
  <manifest:file-entry manifest:full-path="Pictures/10000000000000E2000000E249FBEA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fo:font-weight="bold" officeooo:rsid="000deda4" officeooo:paragraph-rsid="000deda4" style:font-size-asian="72pt" style:font-weight-asian="bold" style:font-size-complex="72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2335in" svg:y="-0.0256in" svg:width="2.3543in" svg:height="2.3543in" draw:z-index="0"><draw:image xlink:href="Pictures/10000000000000E2000000E249FBEAB3.png" xlink:type="simple" xlink:show="embed" xlink:actuate="onLoad" draw:mime-type="image/png"/></draw:frame></text:p>
      <text:p text:style-name="P1">C203</text:p>
      <text:p text:style-name="P1"/>
      <text:p text:style-name="P1"><draw:frame draw:style-name="fr2" draw:name="Image2" text:anchor-type="char" svg:width="2.3543in" svg:height="2.3543in" draw:z-index="1"><draw:image xlink:href="Pictures/10000000000000E2000000E27E27A699.png" xlink:type="simple" xlink:show="embed" xlink:actuate="onLoad" draw:mime-type="image/png"/></draw:frame>C20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21:16:09.163290548</meta:creation-date>
    <dc:date>2025-01-10T21:20:31.708885301</dc:date>
    <meta:editing-duration>PT4M23S</meta:editing-duration>
    <meta:editing-cycles>1</meta:editing-cycles>
    <meta:document-statistic meta:table-count="0" meta:image-count="2" meta:object-count="0" meta:page-count="1" meta:paragraph-count="2" meta:word-count="2" meta:character-count="8" meta:non-whitespace-character-count="8"/>
    <meta:generator>LibreOffice/24.8.4.2$Linux_X86_64 LibreOffice_project/bb3cfa12c7b1bf994ecc5649a80400d06cd71002</meta:generator>
  </office:meta>
</office:document-meta>
</file>